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ComponentSupport.TransformComponent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formComponentSupport.TransformComponentSupport(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ComponentSupport.isCopy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ComponentSupport.setCopyAttachments( boolean copyAttach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formComponentSupport.isCopy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ComponentSupport.onMessageExchange( MessageExchange exchang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TransformComponentSupport.setCopyProperties( boolean copy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formComponentSupport.copyPropertiesAndAttachments( MessageExchange exchange , NormalizedMessage in , NormalizedMessage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